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/>
    <style:font-face style:name="Calibri" svg:font-family="Calibri" style:font-adornments="Regular" style:font-family-generic="swiss"/>
    <style:font-face style:name="DejaVu Sans1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cm" svg:stroke-color="#ff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2" style:family="graphic" style:parent-style-name="objectwithoutfill">
      <style:graphic-properties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3" style:family="graphic" style:parent-style-name="objectwithoutfill">
      <style:graphic-properties svg:stroke-width="0.07cm" svg:stroke-color="#ff0000" draw:marker-start-width="0.415cm" draw:marker-end="Arrow" draw:marker-end-width="0.515cm" draw:fill="none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0000" style:font-name="Calibri" fo:font-size="32pt" style:font-size-asian="18pt" style:font-size-complex="18pt"/>
    </style:style>
    <style:style style:name="P3" style:family="paragraph">
      <loext:graphic-properties draw:fill="none" draw:fill-color="#ffffff"/>
      <style:text-properties fo:color="#ff0000" style:font-name="Calibri" fo:font-size="32pt" style:font-size-asian="18pt" style:font-size-complex="18pt"/>
    </style:style>
    <style:style style:name="P4" style:family="paragraph">
      <style:text-properties fo:color="#ff0000" style:font-name="Calibri" fo:font-size="32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ff0000" style:font-name="Calibri" fo:font-size="32pt" fo:font-weight="bold" style:font-size-asian="18pt" style:font-size-complex="18pt"/>
    </style:style>
    <style:style style:name="T1" style:family="text">
      <style:text-properties fo:color="#ff0000" style:font-name="DejaVu Sans1" fo:font-size="32pt" style:font-name-asian="DejaVu Sans1" style:font-size-asian="18pt" style:font-name-complex="DejaVu Sans1" style:font-size-complex="18pt"/>
    </style:style>
    <style:style style:name="T2" style:family="text">
      <style:text-properties fo:color="#ff0000" style:font-name="Calibri" fo:font-size="32pt" style:font-size-asian="18pt" style:font-size-complex="18pt"/>
    </style:style>
    <style:style style:name="T3" style:family="text">
      <style:text-properties fo:color="#ff0000" fo:font-size="3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201cm" svg:height="6.832cm" draw:transform="rotate (-2.8928832351806) translate (10.5433095549183cm 7.79880335574263cm)" svg:viewBox="0 0 8202 6833" svg:d="M5565 2292c370 142 65 2 1034 248 1454 370 1648 419 1595 1437-100 800-780 1040-1243 1645-271 355-1992 939-2963 1104-348 60-1238 408-2326-590-1088-999 353-1705-104-2750-337-704-651 17-1336-1330-481-948-161-2208 780-2041 1628 279 2152 639 2392 736 190 76 710 1052 2076 1534z">
          <text:p/>
        </draw:path>
        <draw:path draw:style-name="gr2" draw:text-style-name="P1" draw:layer="layout" svg:width="11.323cm" svg:height="10.096cm" draw:transform="skewX (0.0710349005561692) rotate (-2.85518412333752) translate (12.2029234139863cm 8.87180572208708cm)" svg:viewBox="0 0 11324 10097" svg:d="M7984 2916c540 234 228 167 1644 576 2124 613 1683 917 1607 2608-146 1328-924 1494-1601 2499-397 589-2089 959-3507 1235-509 98-1992 890-3958-864-1965-1755-149-2596-685-3465-808-1050-1044-68-1432-2456-272-1668 548-3295 1925-3018 2377 463 3189 1269 3538 1429 349 305 128 270 2078 1343z">
          <text:p/>
        </draw:path>
        <draw:path draw:style-name="gr2" draw:text-style-name="P1" draw:layer="layout" svg:width="5.174cm" svg:height="4.318cm" draw:transform="skewX (-0.128805298797181) rotate (-2.94978096879562) translate (8.91091226874128cm 7.01852221337753cm)" svg:viewBox="0 0 5175 4319" svg:d="M3399 1954c202 61 36 0 564 106 792 158 1239 121 1211 558-54 341-767 501-1019 760-149 152-1092 657-1622 728-190 26-719 450-1312 23s99-996 46-1729c-75-442 211-1012-555-1165-765-152-930-1303-416-1232 887 119 1789 1250 1919 1292 104 33 387 450 1132 656z">
          <text:p/>
        </draw:path>
        <draw:line draw:style-name="gr3" draw:text-style-name="P1" draw:layer="layout" svg:x1="8.1cm" svg:y1="4.8cm" svg:x2="11.1cm" svg:y2="2.8cm">
          <text:p/>
        </draw:line>
        <draw:frame draw:style-name="gr4" draw:text-style-name="P3" draw:layer="layout" svg:width="3cm" svg:height="1.576cm" svg:x="4.619cm" svg:y="0.572cm">
          <draw:text-box>
            <text:p text:style-name="P2"><text:span text:style-name="T1">Ф</text:span><text:span text:style-name="T2">=0</text:span></text:p>
          </draw:text-box>
        </draw:frame>
        <draw:frame draw:style-name="gr4" draw:text-style-name="P5" draw:layer="layout" svg:width="3cm" svg:height="1.377cm" svg:x="9.919cm" svg:y="1.495cm">
          <draw:text-box>
            <text:p text:style-name="P4"><text:span text:style-name="T3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/>
    <style:font-face style:name="Calibri" svg:font-family="Calibri" style:font-adornments="Regular" style:font-family-generic="swiss"/>
    <style:font-face style:name="DejaVu Sans1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02:12:47.325095611</meta:creation-date>
    <dc:date>2020-05-31T02:31:10.809928731</dc:date>
    <meta:editing-duration>PT8M2S</meta:editing-duration>
    <meta:editing-cycles>3</meta:editing-cycles>
    <meta:generator>LibreOffice/5.2.7.2$Linux_X86_64 LibreOffice_project/20m0$Build-2</meta:generator>
    <meta:document-statistic meta:object-count="6"/>
  </office:meta>
</office:document-meta>
</file>